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1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3" style:parent-style-name="Standard" style:family="paragraph">
      <style:paragraph-properties fo:text-align="justify"/>
    </style:style>
    <style:style style:name="T34" style:parent-style-name="Absatz-Standardschriftart" style:family="text">
      <style:text-properties style:font-name="Liberation Sans" fo:color="#000000"/>
    </style:style>
    <style:style style:name="T35" style:parent-style-name="Absatz-Standardschriftart" style:family="text">
      <style:text-properties style:font-name="Liberation Sans" fo:color="#000000"/>
    </style:style>
    <style:style style:name="P36" style:parent-style-name="Standard" style:family="paragraph">
      <style:paragraph-properties fo:text-align="justify"/>
      <style:text-properties style:font-name="Liberation Sans" fo:color="#FF3333"/>
    </style:style>
    <style:style style:name="P37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style:font-name="Liberation Sans" fo:color="#000000"/>
    </style:style>
    <style:style style:name="P39" style:parent-style-name="Standard" style:family="paragraph">
      <style:paragraph-properties fo:text-align="justify"/>
      <style:text-properties style:font-name="Liberation Sans" fo:color="#000000"/>
    </style:style>
    <style:style style:name="P40" style:parent-style-name="Listenabsatz" style:family="paragraph">
      <style:paragraph-properties fo:text-align="justify"/>
    </style:style>
    <style:style style:name="T41" style:parent-style-name="Absatz-Standardschriftart" style:family="text">
      <style:text-properties style:font-name="Liberation Sans" fo:color="#000000"/>
    </style:style>
    <style:style style:name="T42" style:parent-style-name="Absatz-Standardschriftart" style:family="text">
      <style:text-properties style:font-name="Liberation Sans" fo:color="#000000"/>
    </style:style>
    <style:style style:name="T43" style:parent-style-name="Absatz-Standardschriftart" style:family="text">
      <style:text-properties style:font-name="Liberation Sans" fo:color="#000000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style:font-name="Liberation Sans" fo:color="#000000"/>
    </style:style>
    <style:style style:name="P45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30"><text:tab/>Namensänderung einer Station</text:p>
      <text:p text:style-name="P31"/>
      <text:p text:style-name="P32"><text:bookmark-start text:name="__RefHeading___Toc730_77933981"/><text:bookmark-end text:name="__RefHeading___Toc730_77933981"/></text:p>
      <text:p text:style-name="P33"><text:span text:style-name="T34">Der Anwender möchte bei einer ausgewählten Station den Namen ändern</text:span><text:span text:style-name="T35">.</text:span></text:p>
      <text:p text:style-name="P36"/>
      <text:h text:style-name="P37" text:outline-level="1"><text:bookmark-start text:name="__RefHeading___Toc732_77933981"/>Akzeptanzkriterien<text:bookmark-end text:name="__RefHeading___Toc732_77933981"/></text:h>
      <text:p text:style-name="P38"/>
      <text:list text:style-name="LFO1" text:continue-numbering="true">
        <text:list-item>
          <text:p text:style-name="P39">Im Konfigurationsmenü der ausgewählten Station wird dem System, durch Eingabe des Anwenders, der neue Name mitgeteilt.</text:p>
        </text:list-item>
        <text:list-item>
          <text:p text:style-name="P40"><text:span text:style-name="T41">Somit ist d</text:span><text:span text:style-name="T42">ie Namensänderung einer Station</text:span><text:span text:style-name="T43"><text:s/>erfolgreich abgeschlossen.</text:span></text:p>
        </text:list-item>
      </text:list>
      <text:p text:style-name="P44"><text:s/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14" style:parent-style-name="Absatz-Standardschriftart" style:family="text">
      <style:text-properties style:font-name="Liberation Sans" fo:color="#000000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color="#000000" style:font-size-complex="10pt"/>
    </style:style>
    <style:style style:name="TableCell18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1" style:family="table-column">
      <style:table-column-properties style:column-width="3.7375in" style:use-optimal-column-width="false"/>
    </style:style>
    <style:style style:name="TableColumn22" style:family="table-column">
      <style:table-column-properties style:column-width="2.1687in" style:use-optimal-column-width="false"/>
    </style:style>
    <style:style style:name="Table20" style:family="table">
      <style:table-properties style:width="5.9062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Liberation Sans" fo:color="#000000" style:font-size-complex="10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</style:style>
    <style:style style:name="T28" style:parent-style-name="Absatz-Standardschriftart" style:family="text">
      <style:text-properties style:font-name="Liberation Sans" fo:color="#000000" style:font-size-complex="10pt" fo:background-color="#FFFFFF"/>
    </style:style>
    <style:style style:name="P29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<text:s/></text:span><text:span text:style-name="T14">Software Entwicklung</text:span></text:p>
            </table:table-cell>
          </table:table-row>
          <table:table-row table:style-name="TableRow15">
            <table:table-cell table:style-name="TableCell16">
              <text:p text:style-name="P17">User Story</text:p>
            </table:table-cell>
            <table:table-cell table:style-name="TableCell18">
              <text:p text:style-name="P19">17.04.2018</text:p>
            </table:table-cell>
          </table:table-row>
        </table:table>
        <text:p text:style-name="Kopfzeile"/>
      </style:header>
      <style:foot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Dzianis Brysiuk</text:p>
            </table:table-cell>
            <table:table-cell table:style-name="TableCell26">
              <text:p text:style-name="P27"><text:span text:style-name="T28"><text:page-number text:fixed="false">1</text:page-number></text:span></text:p>
            </table:table-cell>
          </table:table-row>
        </table:table>
        <text:p text:style-name="P2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4:07:00Z</dc:date>
    <meta:template xlink:href="Normal" xlink:type="simple"/>
    <meta:editing-cycles>27</meta:editing-cycles>
    <meta:editing-duration>PT0S</meta:editing-duration>
    <meta:document-statistic meta:page-count="1" meta:paragraph-count="1" meta:word-count="43" meta:character-count="314" meta:row-count="2" meta:non-whitespace-character-count="272"/>
  </office:meta>
</office:document-meta>
</file>